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47.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ff00"/>
    </style:style>
    <style:style style:name="ce7" style:family="table-cell" style:parent-style-name="Default" style:data-style-name="N99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COLE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3:.E3])" office:value-type="float" office:value="0.458751333333333" calcext:value-type="float">
            <text:p>0.4587513</text:p>
          </table:table-cell>
          <table:table-cell office:value-type="float" office:value="0.461931" calcext:value-type="float">
            <text:p>0.461931</text:p>
          </table:table-cell>
          <table:table-cell office:value-type="float" office:value="0.470153" calcext:value-type="float">
            <text:p>0.470153</text:p>
          </table:table-cell>
          <table:table-cell office:value-type="float" office:value="0.44417" calcext:value-type="float">
            <text:p>0.4441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10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style-name="ce2" table:formula="of:=AVERAGE([.C4:.E4])" office:value-type="float" office:value="0.473984333333333" calcext:value-type="float">
            <text:p>0.4739843</text:p>
          </table:table-cell>
          <table:table-cell office:value-type="float" office:value="0.464726" calcext:value-type="float">
            <text:p>0.464726</text:p>
          </table:table-cell>
          <table:table-cell office:value-type="float" office:value="0.445322" calcext:value-type="float">
            <text:p>0.445322</text:p>
          </table:table-cell>
          <table:table-cell office:value-type="float" office:value="0.511905" calcext:value-type="float">
            <text:p>0.511905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5:.E5])" office:value-type="float" office:value="0.424217333333333" calcext:value-type="float">
            <text:p>0.4242173</text:p>
          </table:table-cell>
          <table:table-cell office:value-type="float" office:value="0.481335" calcext:value-type="float">
            <text:p>0.481335</text:p>
          </table:table-cell>
          <table:table-cell office:value-type="float" office:value="0.312613" calcext:value-type="float">
            <text:p>0.312613</text:p>
          </table:table-cell>
          <table:table-cell office:value-type="float" office:value="0.478704" calcext:value-type="float">
            <text:p>0.478704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8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formula="of:=AVERAGE([.C6:.E6])" office:value-type="float" office:value="0.462972333333333" calcext:value-type="float">
            <text:p>0.4629723</text:p>
          </table:table-cell>
          <table:table-cell office:value-type="float" office:value="0.456011" calcext:value-type="float">
            <text:p>0.456011</text:p>
          </table:table-cell>
          <table:table-cell office:value-type="float" office:value="0.452228" calcext:value-type="float">
            <text:p>0.452228</text:p>
          </table:table-cell>
          <table:table-cell office:value-type="float" office:value="0.480678" calcext:value-type="float">
            <text:p>0.48067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table:style-name="ce1" office:value-type="date" office:date-value="2018-02-16" calcext:value-type="date">
            <text:p>16/02/18</text:p>
          </table:table-cell>
          <table:table-cell table:style-name="ce3" table:formula="of:=AVERAGE([.C7:.E7])" office:value-type="float" office:value="0.50074" calcext:value-type="float">
            <text:p>0.50074</text:p>
          </table:table-cell>
          <table:table-cell office:value-type="float" office:value="0.504687" calcext:value-type="float">
            <text:p>0.504687</text:p>
          </table:table-cell>
          <table:table-cell office:value-type="float" office:value="0.499753" calcext:value-type="float">
            <text:p>0.499753</text:p>
          </table:table-cell>
          <table:table-cell office:value-type="float" office:value="0.49778" calcext:value-type="float">
            <text:p>0.49778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office:value-type="string" calcext:value-type="string">
            <text:p>18-02-16-14-20-07</text:p>
          </table:table-cell>
          <table:table-cell office:value-type="string" calcext:value-type="string">
            <text:p>18-02-16-14-20-45</text:p>
          </table:table-cell>
        </table:table-row>
        <table:table-row table:style-name="ro1">
          <table:table-cell table:style-name="ce1" office:value-type="date" office:date-value="2018-02-19" calcext:value-type="date">
            <text:p>19/02/18</text:p>
          </table:table-cell>
          <table:table-cell table:formula="of:=AVERAGE([.C8:.E8])" office:value-type="float" office:value="0.491202" calcext:value-type="float">
            <text:p>0.491202</text:p>
          </table:table-cell>
          <table:table-cell office:value-type="float" office:value="0.491202" calcext:value-type="float">
            <text:p>0.491202</text:p>
          </table:table-cell>
          <table:table-cell table:number-columns-repeated="2"/>
          <table:table-cell table:style-name="ce7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8" office:value-type="string" calcext:value-type="string">
            <text:p>30;18;12;30</text:p>
          </table:table-cell>
          <table:table-cell table:style-name="ce8" office:value-type="float" office:value="100" calcext:value-type="float">
            <text:p>100</text:p>
          </table:table-cell>
          <table:table-cell office:value-type="string" calcext:value-type="string">
            <text:p>18-02-19-10-33-58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2-19" calcext:value-type="date">
            <text:p>19/02/18</text:p>
          </table:table-cell>
          <table:table-cell table:style-name="ce4" table:formula="of:=AVERAGE([.C9:.E9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table:style-name="ce7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8-34</text:p>
          </table:table-cell>
          <table:table-cell table:number-columns-repeated="2"/>
        </table:table-row>
        <table:table-row table:style-name="ro1">
          <table:table-cell table:style-name="ce1" office:value-type="date" office:date-value="2018-02-19" calcext:value-type="date">
            <text:p>19/02/18</text:p>
          </table:table-cell>
          <table:table-cell table:style-name="ce4" table:formula="of:=AVERAGE([.C10:.E10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table:style-name="ce7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9-06</text:p>
          </table:table-cell>
          <table:table-cell table:number-columns-repeated="2"/>
        </table:table-row>
        <table:table-row table:style-name="ro1">
          <table:table-cell/>
          <table:table-cell table:formula="of:=AVERAGE([.C11:.E11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2:.E12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3:.E13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4:.E14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5:.E15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/>
          <table:table-cell table:formula="of:=AVERAGE([.C17:.E17])" office:value-type="string" office:string-value="" calcext:value-type="error">
            <text:p>#DIV/0!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1:36:19.1045614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12:51:19.421115728</dc:date>
    <meta:editing-duration>PT5H33M28S</meta:editing-duration>
    <meta:editing-cycles>30</meta:editing-cycles>
    <meta:generator>LibreOffice/5.1.6.2$Linux_X86_64 LibreOffice_project/10m0$Build-2</meta:generator>
    <meta:document-statistic meta:table-count="1" meta:cell-count="149" meta:object-count="0"/>
  </office:meta>
</office:document-meta>
</file>